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4156" officeooo:paragraph-rsid="00134156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147869" officeooo:paragraph-rsid="00147869"/>
    </style:style>
    <style:style style:name="P5" style:family="paragraph" style:parent-style-name="Standard" style:list-style-name="L1">
      <style:text-properties officeooo:paragraph-rsid="00134156"/>
    </style:style>
    <style:style style:name="P6" style:family="paragraph" style:parent-style-name="Standard" style:list-style-name="L1">
      <style:text-properties officeooo:paragraph-rsid="00147869"/>
    </style:style>
    <style:style style:name="P7" style:family="paragraph" style:parent-style-name="Standard" style:list-style-name="L1">
      <style:text-properties officeooo:rsid="00134156" officeooo:paragraph-rsid="00134156"/>
    </style:style>
    <style:style style:name="P8" style:family="paragraph" style:parent-style-name="Standard" style:list-style-name="L1">
      <style:text-properties officeooo:rsid="00147869" officeooo:paragraph-rsid="00147869"/>
    </style:style>
    <style:style style:name="P9" style:family="paragraph" style:parent-style-name="Standard" style:list-style-name="L2">
      <style:text-properties officeooo:rsid="00147869" officeooo:paragraph-rsid="00147869"/>
    </style:style>
    <style:style style:name="P10" style:family="paragraph" style:parent-style-name="Standard" style:list-style-name="L2">
      <style:text-properties officeooo:paragraph-rsid="00147869"/>
    </style:style>
    <style:style style:name="T1" style:family="text">
      <style:text-properties officeooo:rsid="00134156"/>
    </style:style>
    <style:style style:name="T2" style:family="text">
      <style:text-properties officeooo:rsid="00147869"/>
    </style:style>
    <style:style style:name="T3" style:family="text">
      <style:text-properties officeooo:rsid="0014ebbf"/>
    </style:style>
    <style:style style:name="T4" style:family="text">
      <style:text-properties officeooo:rsid="0016b11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sk 1</text:p>
      <text:p text:style-name="Standard">For the Titanic challenge we need to guess whether the individuals from the test dataset had</text:p>
      <text:p text:style-name="Standard">survived or not. Please:</text:p>
      <text:p text:style-name="Standard"/>
      <text:p text:style-name="P2">1) Preprocess your Titanic training data;</text:p>
      <text:p text:style-name="Standard"/>
      <text:p text:style-name="P2">2) Select a set of important features. Please show your selected features and explain how you perform feature selection.</text:p>
      <text:p text:style-name="P2"/>
      <text:p text:style-name="P4">I am basing my conclusions on analysis performed during HW 1.</text:p>
      <text:p text:style-name="P4"/>
      <text:p text:style-name="P1">The features that I will select are:</text:p>
      <text:list xml:id="list952602157" text:style-name="L1">
        <text:list-item>
          <text:p text:style-name="P5"><text:span text:style-name="T1">Gender/Sex: It appear</text:span><text:span text:style-name="T2">s that </text:span><text:span text:style-name="T1">females had a much higher survival rate than males. We also know that the Titanic captain ordered crew to give lifeboat preference to women and children.</text:span></text:p>
        </text:list-item>
        <text:list-item>
          <text:p text:style-name="P7">Pclass: <text:span text:style-name="T2">It</text:span> appeared that Pclass 1 had higher rates of survival, and Pclass 3 had the lowest rate of survival. This makes sense given that <text:span text:style-name="T3">most of the first class rooms were located in the upper decks, closer to the lifeboats.</text:span></text:p>
        </text:list-item>
        <text:list-item>
          <text:p text:style-name="P6"><text:span text:style-name="T2">Age: </text:span><text:span text:style-name="T3">There certainly appears to be a correlation between age and surviving, with many children surviving, and more people in their early 20s-30s and older than 50 years not surviving rather than surviving.</text:span></text:p>
        </text:list-item>
        <text:list-item>
          <text:p text:style-name="P8">Fare: It appears that higher paying passengers survived to a greater degree than passengers who did not pay a high fare.</text:p>
        </text:list-item>
        <text:list-item>
          <text:p text:style-name="P8">Embarked: </text:p>
        </text:list-item>
      </text:list>
      <text:p text:style-name="P4">The features I am dropping:</text:p>
      <text:list xml:id="list2595455393" text:style-name="L2">
        <text:list-item>
          <text:p text:style-name="P9">Ticket number: This is essentially a random number.</text:p>
        </text:list-item>
        <text:list-item>
          <text:p text:style-name="P9">Cabin: Too many missing values.</text:p>
        </text:list-item>
        <text:list-item>
          <text:p text:style-name="P10"><text:span text:style-name="T2">Sibling / Spouse number: </text:span><text:span text:style-name="T4">Low Variance, not enough information from an information theory perspective.</text:span></text:p>
        </text:list-item>
        <text:list-item>
          <text:p text:style-name="P9">Parent Children number: <text:span text:style-name="T4">Low Variance, not enough information from an information theory perspective.</text:span></text:p>
        </text:list-item>
      </text:list>
      <text:p text:style-name="P1"/>
      <text:p text:style-name="Standard">3) Learn a decision tree model with the Titanic training data using Gini index, plot your</text:p>
      <text:p text:style-name="Standard">decision tree;</text:p>
      <text:p text:style-name="Standard">4) Apply the five-fold cross validation of the decision tree learning algorithm to the Titanic</text:p>
      <text:p text:style-name="Standard">training data to extract average classification accuracy;</text:p>
      <text:p text:style-name="Standard">5) Apply the five-fold cross validation of the random forest learning algorithm to the</text:p>
      <text:p text:style-name="Standard">Titanic training data to extract average classification accuracy;</text:p>
      <text:p text:style-name="Standard">6) Which algorithm is better, Decision Tree or Random Forest?</text:p>
      <text:p text:style-name="Standard">7) What are your observations and conclusions from the algorithm comparison and analysis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 Sans" fo:font-size="10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0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Open Sans" fo:font-family="'Open Sans'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Open Sans" fo:font-family="'Open Sans'" style:font-family-generic="swiss"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Open Sans" fo:font-family="'Open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fo:font-size="12pt"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3T12:37:43.163064285</meta:creation-date>
    <meta:editing-duration>PT30S</meta:editing-duration>
    <meta:editing-cycles>2</meta:editing-cycles>
    <meta:generator>LibreOffice/6.4.6.2$Linux_X86_64 LibreOffice_project/40$Build-2</meta:generator>
    <dc:date>2021-02-13T12:38:10.823031477</dc:date>
    <meta:document-statistic meta:table-count="0" meta:image-count="0" meta:object-count="0" meta:page-count="1" meta:paragraph-count="25" meta:word-count="330" meta:character-count="1995" meta:non-whitespace-character-count="1698"/>
  </office:meta>
</office:document-meta>
</file>